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Общее описание.">
        <text:h text:outline-level="1" text:style-name="HeadingArticle">RunaWFE. Общее описание.</text:h>
        <text:p text:style-name="TextBody"><text:span text:style-name="Bold">Версия 3.4</text:span></text:p>
        <text:p text:style-name="TextBody">© 2004-2012, ЗАО “Руна ”, материалы этого документа распространяется свободно на условиях лицензии GNU FDL. 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p text:style-name="TextBody"><text:span text:style-name="Bold">RunaWFE - свободная, ориентированной на конечного пользователя система управления бизнес-процессами предприятия.</text:span></text:p>
        <text:p text:style-name="TextBody">Основная задача системы: раздавать задания исполнителям и контролировать их выполнение. Последовательность заданий определяется графом бизнес-процесса, который менеджер или бизнес-аналитик может быстро изменять при помощи редактора бизнес-процессов.  </text:p>
        <text:p text:style-name="TextBody">Система является системой с открытым кодом, что снижает стоимость приобретения и владения системой, позволяет организации, установившей систему, самостоятельно ее развивать и улучшать. </text:p>
        <text:p text:style-name="TextBody">При помощи переменных бизнес-процесса в системе происходит передача информации между исполнителями заданий. В случае, если в переменных бизнес-процесса хранить документы, систему можно использовать для автоматизации документооборота предприятия. </text:p>
        <text:section text:style-name="Sect1" text:name="Основные возможности  ">
          <text:h text:outline-level="2" text:style-name="Heading1">Основные возможности  </text:h>
          <text:p text:style-name="TextBody"><text:span text:style-name="Bold">Собственно система:</text:span></text:p>
          <text:list text:style-name="unorderedlist">
            <text:list-item>
              <text:p text:style-name="TextBody"> Работа с определениями и экземплярами бизнес-процессов </text:p>
            </text:list-item>
            <text:list-item>
              <text:p text:style-name="TextBody"> Работа со списками заданий </text:p>
            </text:list-item>
            <text:list-item>
              <text:p text:style-name="TextBody"> Визуализация форм, соответствующих заданиям </text:p>
            </text:list-item>
            <text:list-item>
              <text:p text:style-name="TextBody"> Работа с системой через web-интерфейс . </text:p>
            </text:list-item>
            <text:list-item>
              <text:p text:style-name="TextBody"> Предоставление возможности работы с системой приложениям специального вида - ботам (В частности, боты могут моделировать работу сотрудника предприятия) </text:p>
            </text:list-item>
            <text:list-item>
              <text:p text:style-name="TextBody"> Авторизация и аутентификация пользователей </text:p>
            </text:list-item>
          </text:list>
          <text:p text:style-name="TextBody"><text:span text:style-name="Bold">Графический редактор:</text:span></text:p>
          <text:list text:style-name="unorderedlist">
            <text:list-item>
              <text:p text:style-name="TextBody"> Редактирование графа бизнес-процесса  </text:p>
            </text:list-item>
            <text:list-item>
              <text:p text:style-name="TextBody"> Создание и редактирование графических форм заданий </text:p>
            </text:list-item>
            <text:list-item>
              <text:p text:style-name="TextBody"> Создание и назначение ролей  </text:p>
            </text:list-item>
            <text:list-item>
              <text:p text:style-name="TextBody"> Создание переменных </text:p>
            </text:list-item>
          </text:list>
          <text:p text:style-name="TextBody"><text:span text:style-name="Bold">Клиент-оповещатель о поступивших заданиях :</text:span></text:p>
          <text:list text:style-name="unorderedlist">
            <text:list-item>
              <text:p text:style-name="TextBody"> Оповещение пользователя о поступивших задачах </text:p>
            </text:list-item>
          </text:list>
          <text:list text:style-name="unorderedlist">
            <text:list-item>
              <text:p text:style-name="TextBody"> Визуализация форм, соответствующих заданиям</text:p>
            </text:list-item>
          </text:list>
          <text:p text:style-name="TextBody">Система является как бы конвейером, перенесенным с производства в офис. </text:p>
          <text:p text:style-name="TextBody">Система позволяет работнику выполнять поступившие задачи, не отвлекаясь на: </text:p>
          <text:p text:style-name="TextBody">- Получение необходимой для выполнения задания информации </text:p>
          <text:p text:style-name="TextBody">- Передачу результатов своего труда другим работникам </text:p>
          <text:p text:style-name="TextBody">- Изучение должностных инструкций  </text:p>
          <text:p text:style-name="TextBody">Все необходимое возникает на экране пользователя при "клике" на задание (в частности на экране может быть написана инструкция - как надо выполнять это задание) </text:p>
          <text:p text:style-name="TextBody">Исполнителями могут быть как люди, так и специальные компьютерные приложения - боты. </text:p>
          <text:p text:style-name="TextBody">Используя ботов, можно при помощи системы решить задачу интеграции разнородных приложений предприятия в единую систему (КИС).  </text:p>
          <text:p text:style-name="TextBody">В случае заданий, выполняемых только людьми (без ботов), систему можно распространять в виде коробочной версии. - Пользователь сможет сам установить систему, запустив дистрибутив и сразу после установки начать с ней работать (завести сотрудников предприятия, загрузить бизнес-процессы и т.д.) Наличия программиста при этом не потребуется. </text:p>
        </text:section>
        <text:section text:style-name="Sect1" text:name="Описание компонентов системы ">
          <text:h text:outline-level="2" text:style-name="Heading1">Описание компонентов системы </text:h>
          <text:p text:style-name="TextBody"> Компоненты, относящиеся к серверной части системы: </text:p>
          <text:list text:style-name="unorderedlist">
            <text:list-item>
              <text:p text:style-name="TextBody"> RunaWFE – сервер </text:p>
            </text:list-item>
            <text:list-item>
              <text:p text:style-name="TextBody"> Бот-станция </text:p>
            </text:list-item>
          </text:list>
          <text:p text:style-name="TextBody">Компоненты, относящиеся к клиентской части системы: </text:p>
          <text:list text:style-name="unorderedlist">
            <text:list-item>
              <text:p text:style-name="TextBody"> Клиент (web-интерфейс) </text:p>
            </text:list-item>
            <text:list-item>
              <text:p text:style-name="TextBody"> Клиент-оповещатель о поступивших заданиях </text:p>
            </text:list-item>
            <text:list-item>
              <text:p text:style-name="TextBody"> Графический редактор бизнес-процессов </text:p>
            </text:list-item>
            <text:list-item>
              <text:p text:style-name="TextBody"> Симулятор бизнес-процессов</text:p>
            </text:list-item>
          </text:list>
        </text:section>
        <text:section text:style-name="Sect1" text:name="Механизм совместной работы компонентов системы ">
          <text:h text:outline-level="2" text:style-name="Heading1">Механизм совместной работы компонентов системы </text:h>
          <text:p text:style-name="TextBody"> На одном сервере запускается RunaWFE – сервер </text:p>
          <text:p text:style-name="TextBody">На нескольких серверах могут быть запущены бот-станции </text:p>
          <text:p text:style-name="TextBody">На клиентских компьютерах запускается клиент-оповещатель о поступивших заданиях или браузер, в котором открывается web-интерфейс системы. На клиентских компьютерах может быть запущен графический редактор бизнес-процессов, также на клиентских компьютерах может быть запущен симулятор бизнес-процессов. </text:p>
          <text:p text:style-name="TextBody">RunaWFE – сервер содержит определения загруженных в него бизнес-процессов и выполняющиеся экземпляры бизнес-процессов.  </text:p>
          <text:p text:style-name="TextBody">Бот станции содержат ботов, которые периодически опрашивают RunaWFE – сервер.  </text:p>
          <text:p text:style-name="TextBody">Если выполняющиеся на RunaWFE – сервере экземпляры бизнес-процессов содержат задачи для ботов, загруженных в бот-станцию, то боты выполняют эти задачи и возвращают результаты работы на RunaWFE – сервер. </text:p>
          <text:p text:style-name="TextBody">При помощи web-нтерфейса системы пользователь может: </text:p>
          <text:list text:style-name="unorderedlist">
            <text:list-item>
              <text:p text:style-name="TextBody"> Получать, фильтровать, выполнять задачи, генерируемые экземплярами бизнес-процессов </text:p>
            </text:list-item>
            <text:list-item>
              <text:p text:style-name="TextBody"> Запускать новые экземпляры бизнес-процессов </text:p>
            </text:list-item>
          </text:list>
          <text:list text:style-name="unorderedlist">
            <text:list-item>
              <text:p text:style-name="TextBody"> Просматривать состояния выполняющихся экземпляров бизнес-процессов </text:p>
            </text:list-item>
          </text:list>
          <text:list text:style-name="unorderedlist">
            <text:list-item>
              <text:p text:style-name="TextBody"> Загружать файлы-архивы, содержащие определения бизнес-процессов в систему </text:p>
            </text:list-item>
          </text:list>
          <text:p text:style-name="TextBody">При помощи web-нтерфейса системы администратор может: </text:p>
          <text:list text:style-name="unorderedlist">
            <text:list-item>
              <text:p text:style-name="TextBody"> Создавать-удалять пользователей и группы пользователей </text:p>
            </text:list-item>
            <text:list-item>
              <text:p text:style-name="TextBody"> Включать (исключать) пользователей в группы. </text:p>
            </text:list-item>
            <text:list-item>
              <text:p text:style-name="TextBody"> Раздавать права на объекты системы пользователям и группам пользователей </text:p>
            </text:list-item>
            <text:list-item>
              <text:p text:style-name="TextBody"> Принудительно останавливать экземпляры бизнес-процессов </text:p>
            </text:list-item>
          </text:list>
          <text:p text:style-name="TextBody">При помощи графического редактора бизнес-процессов аналитик может разрабатывать бизнес-процессы и экспортировать их в файлы-архивы в файловую систему. </text:p>
          <text:p text:style-name="TextBody">При помощи клиента-оповещателя о поступивших заданиях пользователь может получать оповещения о поступивших заданиях. </text:p>
          <text:p text:style-name="TextBody">При помощи симулятора бизнес-процессов можно тестировать разработанные бизнес-процессы на условной конфигурации на клиентском компьютере аналитика, не загружая их в промышленную систему. </text:p>
          <text:p text:style-name="TextBody">Проект RunaWFE размешен на сайте разработчиков открытого программного обеспечения sourceforge по адресу <text:a xlink:href="http://sourceforge.net/projects/runawfe"> <text:a xlink:href="http://sourceforge.net/projects/runawfe">http://sourceforge.net/projects/runawfe</text:a></text:a>. На этом сайте можно скачать систему как в исходных кодах, так и в скомпилированном виде, посмотреть и послать сообщения в форум, познакомиться с последними новостями по проекту.  </text:p>
          <text:p text:style-name="TextBody">Русскоязычный Web-сайт проекта: <text:a xlink:href="http://wf.runa.ru/"> <text:a xlink:href="http://wf.runa.ru/rus">http://wf.runa.ru/rus</text:a></text:a></text:p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